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071d" officeooo:paragraph-rsid="000d071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d071d" officeooo:paragraph-rsid="000d071d"/>
    </style:style>
    <style:style style:name="P3" style:family="paragraph" style:parent-style-name="Standard">
      <style:text-properties officeooo:rsid="000d071d" officeooo:paragraph-rsid="000db8a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bold" officeooo:rsid="000d071d" officeooo:paragraph-rsid="000d071d" style:font-weight-asian="bold" style:font-weight-complex="bold"/>
    </style:style>
    <style:style style:name="P5" style:family="paragraph" style:parent-style-name="Standard">
      <style:text-properties fo:font-weight="bold" officeooo:rsid="000d071d" officeooo:paragraph-rsid="000d071d" style:font-weight-asian="bold" style:font-weight-complex="bold"/>
    </style:style>
    <style:style style:name="P6" style:family="paragraph" style:parent-style-name="Standard">
      <style:text-properties fo:font-weight="bold" officeooo:rsid="000d071d" officeooo:paragraph-rsid="00113471" style:font-weight-asian="bold" style:font-weight-complex="bold"/>
    </style:style>
    <style:style style:name="P7" style:family="paragraph" style:parent-style-name="Standard">
      <style:text-properties fo:font-weight="bold" officeooo:rsid="000d071d" officeooo:paragraph-rsid="0013ccbb" style:font-weight-asian="bold" style:font-weight-complex="bold"/>
    </style:style>
    <style:style style:name="P8" style:family="paragraph" style:parent-style-name="Standard">
      <style:text-properties fo:font-weight="bold" officeooo:rsid="0013ccbb" officeooo:paragraph-rsid="0013ccbb" style:font-weight-asian="bold" style:font-weight-complex="bold"/>
    </style:style>
    <style:style style:name="P9" style:family="paragraph" style:parent-style-name="Standard">
      <style:text-properties officeooo:rsid="000db8a8" officeooo:paragraph-rsid="000db8a8"/>
    </style:style>
    <style:style style:name="P10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rsid="000db8a8" officeooo:paragraph-rsid="000db8a8"/>
    </style:style>
    <style:style style:name="P11" style:family="paragraph" style:parent-style-name="Standard">
      <style:text-properties officeooo:rsid="000db8a8" officeooo:paragraph-rsid="00113471"/>
    </style:style>
    <style:style style:name="P12" style:family="paragraph" style:parent-style-name="Standard">
      <style:text-properties fo:font-size="16pt" fo:font-weight="bold" officeooo:rsid="000d071d" officeooo:paragraph-rsid="000d071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tyle="italic" officeooo:rsid="000d071d" officeooo:paragraph-rsid="000d071d" style:font-style-asian="italic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071d" officeooo:paragraph-rsid="000d071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0db8a8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113471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Courier New" fo:font-size="10.5pt" officeooo:rsid="00113471" officeooo:paragraph-rsid="00113471" style:font-size-asian="10.5pt" style:font-size-complex="10.5pt"/>
    </style:style>
    <style:style style:name="P18" style:family="paragraph" style:parent-style-name="Standard">
      <style:text-properties style:font-name="Courier New" fo:font-size="10.5pt" officeooo:rsid="0013ccbb" officeooo:paragraph-rsid="0013ccbb" style:font-size-asian="10.5pt" style:font-size-complex="10.5pt"/>
    </style:style>
    <style:style style:name="P19" style:family="paragraph" style:parent-style-name="Standard">
      <style:text-properties officeooo:rsid="00113471" officeooo:paragraph-rsid="000db8a8"/>
    </style:style>
    <style:style style:name="P20" style:family="paragraph" style:parent-style-name="Standard">
      <style:text-properties officeooo:rsid="00113471" officeooo:paragraph-rsid="00113471"/>
    </style:style>
    <style:style style:name="P21" style:family="paragraph" style:parent-style-name="Standard">
      <style:text-properties officeooo:paragraph-rsid="00113471"/>
    </style:style>
    <style:style style:name="P22" style:family="paragraph" style:parent-style-name="Standard">
      <style:text-properties officeooo:rsid="0013ccbb" officeooo:paragraph-rsid="0013ccbb"/>
    </style:style>
    <style:style style:name="P23" style:family="paragraph" style:parent-style-name="Standard">
      <style:text-properties officeooo:paragraph-rsid="0013ccbb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paragraph-rsid="0013ccbb"/>
    </style:style>
    <style:style style:name="P25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paragraph-rsid="0013ccbb"/>
    </style:style>
    <style:style style:name="P26" style:family="paragraph" style:parent-style-name="Standard">
      <loext:graphic-properties draw:fill="none"/>
      <style:paragraph-properties fo:margin-left="0.5in" fo:margin-right="0.9366in" fo:text-indent="0in" style:auto-text-indent="false" fo:background-color="transparent"/>
      <style:text-properties fo:font-size="11pt" fo:font-style="italic" officeooo:rsid="000db8a8" officeooo:paragraph-rsid="000db8a8" style:font-size-asian="11pt" style:font-style-asian="italic" style:font-size-complex="11pt" style:font-style-complex="italic"/>
    </style:style>
    <style:style style:name="P27" style:family="paragraph" style:parent-style-name="Standard">
      <style:text-properties style:font-name="Liberation Serif" fo:font-size="11pt" fo:font-style="italic" officeooo:rsid="00113471" officeooo:paragraph-rsid="00113471" style:font-size-asian="11pt" style:font-style-asian="italic" style:font-size-complex="11pt" style:font-style-complex="italic"/>
    </style:style>
    <style:style style:name="P28" style:family="paragraph" style:parent-style-name="Standard" style:master-page-name="">
      <loext:graphic-properties draw:fill="none"/>
      <style:paragraph-properties fo:margin-left="0.5in" fo:margin-right="0.9366in" fo:text-align="justify" style:justify-single-word="false" fo:text-indent="0in" style:auto-text-indent="false" style:page-number="auto" fo:background-color="transparent"/>
      <style:text-properties style:font-name="Liberation Serif" fo:font-size="11pt" fo:font-style="italic" officeooo:paragraph-rsid="0013ccbb" style:font-size-asian="11pt" style:font-style-asian="italic" style:font-size-complex="11pt" style:font-style-complex="italic"/>
    </style:style>
    <style:style style:name="P29" style:family="paragraph" style:parent-style-name="Standard">
      <style:text-properties officeooo:rsid="00164662" officeooo:paragraph-rsid="00164662"/>
    </style:style>
    <style:style style:name="P30" style:family="paragraph" style:parent-style-name="Standard">
      <style:text-properties officeooo:rsid="001a56f1" officeooo:paragraph-rsid="000d071d"/>
    </style:style>
    <style:style style:name="P31" style:family="paragraph" style:parent-style-name="Standard" style:list-style-name="L1">
      <style:text-properties officeooo:paragraph-rsid="0013ccbb"/>
    </style:style>
    <style:style style:name="P32" style:family="paragraph" style:parent-style-name="Standard" style:list-style-name="L1">
      <style:text-properties officeooo:rsid="0013ccbb" officeooo:paragraph-rsid="0013cc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b8a8" style:font-style-asian="italic" style:font-style-complex="italic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0db8a8" style:font-weight-asian="bold" style:font-weight-complex="bold"/>
    </style:style>
    <style:style style:name="T5" style:family="text">
      <style:text-properties style:font-name="Courier New" fo:font-style="normal" fo:font-weight="bold" officeooo:rsid="00113471" style:font-style-asian="normal" style:font-weight-asian="bold" style:font-style-complex="normal" style:font-weight-complex="bold"/>
    </style:style>
    <style:style style:name="T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Courier New" fo:font-size="10.5pt" fo:font-weight="bold" officeooo:rsid="0013ccbb" style:font-size-asian="10.5pt" style:font-weight-asian="bold" style:font-size-complex="10.5pt" style:font-weight-complex="bold"/>
    </style:style>
    <style:style style:name="T9" style:family="text">
      <style:text-properties style:font-name="Courier New" fo:font-size="10.5pt" fo:font-weight="bold" officeooo:rsid="00113471" style:font-size-asian="10.5pt" style:font-weight-asian="bold" style:font-size-complex="10.5pt" style:font-weight-complex="bold"/>
    </style:style>
    <style:style style:name="T10" style:family="text">
      <style:text-properties style:font-name="Courier New"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ccbb" style:font-weight-asian="bold" style:font-weight-complex="bold"/>
    </style:style>
    <style:style style:name="T13" style:family="text">
      <style:text-properties officeooo:rsid="000db8a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13ccbb" style:font-size-asian="11pt" style:font-style-asian="italic" style:font-size-complex="11pt" style:font-style-complex="italic"/>
    </style:style>
    <style:style style:name="T1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officeooo:rsid="00113471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3ccbb"/>
    </style:style>
    <style:style style:name="T23" style:family="text">
      <style:text-properties officeooo:rsid="00146327"/>
    </style:style>
    <style:style style:name="T24" style:family="text">
      <style:text-properties officeooo:rsid="001646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mblebee Quick Start Guide</text:p>
      <text:p text:style-name="P13">Last updated: Nov 26, 2023</text:p>
      <text:p text:style-name="P30"/>
      <text:p text:style-name="P1">This document will provide a set of steps that will guide you through installing Bumblebee, sharing keys with another user, and using a few methods for sharing secrets with them.</text:p>
      <text:p text:style-name="P1"/>
      <text:p text:style-name="P1">This document is focused on simple use cases that will show you some basic functionality in Bumblebee. <text:s/>While there are a number of <text:span text:style-name="T20">additional </text:span>features and options in Bumblebee, this document will not go into those details.</text:p>
      <text:p text:style-name="P1"/>
      <text:p text:style-name="P20">These steps were tested on Debian arm64. <text:s/>However, they will work fine on a Windows or Mac as well.</text:p>
      <text:p text:style-name="P1"/>
      <text:p text:style-name="P5">Step 1. Installing Bumblebee</text:p>
      <text:p text:style-name="P4"/>
      <text:p text:style-name="P4">Option A: Download runtime from Github repository</text:p>
      <text:p text:style-name="P2">Bumblebee is a single runtime. <text:s/>You can get the latest, pre-built version for your platform in the “Releases” section at <text:a xlink:type="simple" xlink:href="https://github.com/thoughtrealm/bumblebee" text:style-name="Internet_20_link" text:visited-style-name="Visited_20_Internet_20_Link">https://github.com/thoughtrealm/bumblebee</text:a>. <text:s/>Simply download and place the runtime in a common path in your OS. <text:s/>You can place it in a directory and just execute it directly from there, but that can result in command lines that are longer than necessary. <text:s/>It is recommended to place the runtime in a common path.</text:p>
      <text:p text:style-name="P2"/>
      <text:p text:style-name="P4">Option B: Build and install using the Go compiler</text:p>
      <text:p text:style-name="P2">If you have the Go compiler installed, you can clone the repo, then simply run “make install” in the root path of the repo. <text:s/></text:p>
      <text:p text:style-name="P2"/>
      <text:p text:style-name="P2">If you are on Windows and do not have the <text:span text:style-name="T1">make</text:span> utility installed, you can run “go install” instead. <text:s/>This build should work fine, with the one exception that the output of the “bee version” command will not be fully populated with build times.</text:p>
      <text:p text:style-name="P1"/>
      <text:p text:style-name="P1">Once installed, you can verify it is running correctly by simply typing…</text:p>
      <text:p text:style-name="P1"/>
      <text:p text:style-name="P14">bee</text:p>
      <text:p text:style-name="P1"/>
      <text:p text:style-name="P1">That will output the root help info. <text:s/>You can also run this to see the version info…</text:p>
      <text:p text:style-name="P1"/>
      <text:p text:style-name="P14">bee version</text:p>
      <text:p text:style-name="P1"/>
      <text:p text:style-name="P5">2. Initialize the Bumblebee environment</text:p>
      <text:p text:style-name="P1">The first step is to initialize the Bumblebee environment. <text:s/>This will create the default profile, populate the initial random key sets and some other artifacts that are required that are required for sharing secrets.</text:p>
      <text:p text:style-name="P1"/>
      <text:p text:style-name="P1">To do so, just run…</text:p>
      <text:p text:style-name="P1"/>
      <text:p text:style-name="P14">bee init</text:p>
      <text:p text:style-name="P1"/>
      <text:p text:style-name="P3">You will be asked about several options. <text:s/></text:p>
      <text:p text:style-name="P3"/>
      <text:p text:style-name="P3"><text:soft-page-break/><text:span text:style-name="T13">When asked, “</text:span><text:span text:style-name="T2">Enter a default sender key name or leave empty for none</text:span><text:span text:style-name="T13">”, provide a name you wish to use for the default sender account in this profile. <text:s/>It could be a name, a handle, an email address, whatever you wish to use for identifying yourself. <text:s/>The other user will be able to use whatever name they wish to use in their user store for your identity. <text:s/>Bumblebee will always validate the sending identity, regardless of any name assignment.</text:span></text:p>
      <text:p text:style-name="P3"/>
      <text:p text:style-name="P9">However, in a formal environment, like in a corporate environment, it is recommended to use something unique like your email address or an LDAP account name, etc.</text:p>
      <text:p text:style-name="P3"/>
      <text:p text:style-name="P3"><text:span text:style-name="T13">Otherwise, for the other questions, j</text:span>ust press enter for each to accept the default options for now.</text:p>
      <text:p text:style-name="P1"/>
      <text:p text:style-name="P1">Once the initialization is complete you can <text:span text:style-name="T13">view</text:span> the default profile <text:span text:style-name="T13">identities</text:span> by running…</text:p>
      <text:p text:style-name="P1"/>
      <text:p text:style-name="P14">bee list keypairs</text:p>
      <text:p text:style-name="P1"/>
      <text:p text:style-name="P1">That will show you the public keys only for the default and system key pairs.</text:p>
      <text:p text:style-name="P1"/>
      <text:p text:style-name="P1">You can use th<text:span text:style-name="T13">e “--</text:span><text:span text:style-name="T4">show-all</text:span><text:span text:style-name="T13">” flag </text:span>to see the seed and private keys as well…</text:p>
      <text:p text:style-name="P1"/>
      <text:p text:style-name="P14">bee list keypairs --show-all</text:p>
      <text:p text:style-name="P1"/>
      <text:p text:style-name="P1">Of course, be aware that the you must never share your private keys with anyone. <text:s/>By default, they are not printed out when listing the key pairs unless you provide the “--<text:span text:style-name="T3">show-all</text:span>” flag.</text:p>
      <text:p text:style-name="P1"/>
      <text:p text:style-name="P10"><text:span text:style-name="T15">Note</text:span><text:span text:style-name="T17">: </text:span><text:span text:style-name="T19">Bumblebee</text:span><text:span text:style-name="T17"> makes use of </text:span><text:span text:style-name="T18">curve</text:span><text:span text:style-name="T17">25519 key pair </text:span><text:span text:style-name="T18">cryptography</text:span><text:span text:style-name="T17">. <text:s/>Specifically, it uses the </text:span><text:span text:style-name="T15">NKEYS</text:span><text:span text:style-name="T17"> repo/packages (</text:span><text:a xlink:type="simple" xlink:href="https://github.com/nats-io/nkeys" text:style-name="Internet_20_link" text:visited-style-name="Visited_20_Internet_20_Link"><text:span text:style-name="T17">https://github.com/nats-io/nkeys</text:span></text:a><text:span text:style-name="T17">). <text:s/></text:span><text:span text:style-name="T15">NKEYS</text:span><text:span text:style-name="T17"> is provided by the </text:span><text:span text:style-name="T15">NATS</text:span><text:span text:style-name="T17"> messaging server (</text:span><text:a xlink:type="simple" xlink:href="https://nats.io/" text:style-name="Internet_20_link" text:visited-style-name="Visited_20_Internet_20_Link"><text:span text:style-name="T17">https://nats.io/</text:span></text:a><text:span text:style-name="T17">). <text:s/></text:span></text:p>
      <text:p text:style-name="P26"/>
      <text:p text:style-name="P26"><text:span text:style-name="T12">Note</text:span><text:span text:style-name="T22">: </text:span>Each identity is configured with two key pairs: a <text:span text:style-name="T11">Cipher</text:span> and a <text:span text:style-name="T11">Signing</text:span><text:span text:style-name="T14"> key pair.</text:span> <text:s/>The <text:span text:style-name="T11">Cipher</text:span> key pair is a curve25519 key pair construction and is used for the encrypting and decrypting processes. <text:s/>The <text:span text:style-name="T11">Signing</text:span> key pair is an ed25519 key pair and is used for signing secrets sent by that identity, so that the receiving user can validate the sender’s identity. <text:s/>The curve25519 support is found in the <text:span text:style-name="T11">XKEYS</text:span> package of the <text:span text:style-name="T11">NKEYs</text:span> repo.</text:p>
      <text:p text:style-name="P1"/>
      <text:p text:style-name="P1">You can also see the users that you have setup by running…</text:p>
      <text:p text:style-name="P1"/>
      <text:p text:style-name="P14">bee list users</text:p>
      <text:p text:style-name="P1"/>
      <text:p text:style-name="P1"><text:span text:style-name="T13">Of course, a</text:span>t this point, you will find that your user list is empty. <text:s/>You must add or import users to your local profile(s). <text:s/><text:span text:style-name="T13">We will do this in this Quick Start Guide.</text:span></text:p>
      <text:p text:style-name="P9"/>
      <text:p text:style-name="P5"><text:span text:style-name="T13">Step </text:span>3. Export your keys <text:span text:style-name="T13">in order </text:span>to share them with another user</text:p>
      <text:p text:style-name="P1">To share secrets with another user, you must provide them with your public keys. <text:s/><text:span text:style-name="T13">This can be done easily by exporting your keys. <text:s/>There are several ways to do this, but </text:span><text:span text:style-name="T20">we </text:span><text:span text:style-name="T13">will just focus on exporting them to a file.</text:span></text:p>
      <text:p text:style-name="P1"/>
      <text:p text:style-name="P11">To do this, run <text:span text:style-name="T20">the following command. <text:s/>For </text:span><text:span text:style-name="T5">&lt;username&gt;</text:span><text:span text:style-name="T20">, use the name you provided in Step 2, when you initialized the environment. <text:s/>And when prompted for a password, just press return to not provide a password for now.</text:span></text:p>
      <text:p text:style-name="P9"/>
      <text:p text:style-name="P15"><text:soft-page-break/>bee export user &lt;username&gt; --from-keypair --<text:span text:style-name="T20">output-file export-user.txt</text:span></text:p>
      <text:p text:style-name="P19"/>
      <text:p text:style-name="P20">The export will have generated the file <text:span text:style-name="T7">export-user.txt</text:span>. <text:s/>If you dump the file contents using <text:span text:style-name="T6">cat export-user.txt</text:span><text:span text:style-name="T21">,</text:span><text:span text:style-name="T6"> </text:span><text:span text:style-name="T21">or</text:span><text:span text:style-name="T6"> type export-user-txt</text:span><text:span text:style-name="T21"> on Windows</text:span>, you will see something <text:span text:style-name="T22">formatted </text:span>similar to the following, <text:span text:style-name="T22">but with different values</text:span>. <text:s/></text:p>
      <text:p text:style-name="P20"/>
      <text:p text:style-name="P17">:start <text:s/>:export-user <text:s/>:hex =====================================</text:p>
      <text:p text:style-name="P17">0086a44e616d65af7573657240646f6d61696e2e636f6da84461746154797065</text:p>
      <text:p text:style-name="P17">01aa43697068657253656564c0ab5369676e696e6753656564c0ac4369706865</text:p>
      <text:p text:style-name="P17">725075624b6579d938584349354e4f5a4649474c5a58334f4156425355515850</text:p>
      <text:p text:style-name="P17">32594d324445564d57574c474c4c4654524553594758575058414b3758425457</text:p>
      <text:p text:style-name="P17">4dad5369676e696e675075624b6579d93855443350573535525a585341355150</text:p>
      <text:p text:style-name="P17">344533424d535355414f594e494e4d564c4c414b4d5a525a4a36465950565657</text:p>
      <text:p text:style-name="P17">575144374144435344</text:p>
      <text:p text:style-name="P17">:end ===========================================================</text:p>
      <text:p text:style-name="P20"/>
      <text:p text:style-name="P20">Bumblebee uses that format because it is text safe. <text:s/>Meaning, you can copy it and paste it into a text or slack post, email body, etc. <text:s/>It is simply the hex encoded sequence of the file’s binary contents. <text:s/>Bumblebee uses this encoding format for several different features.</text:p>
      <text:p text:style-name="P20"/>
      <text:p text:style-name="P20">If you wish, when exporting the file you may provide a password. <text:s/>If you do so, the contents will be symmetrically encrypted with XChacha20-poly1305 using Argon2 for key derivation. <text:s/>This is a strong crypto encryption. <text:s/></text:p>
      <text:p text:style-name="P20"/>
      <text:p text:style-name="P20">While the export data only contains public keys, you may wish to protect those by encrypting them with a password. <text:s/>If you do so, keep in mind that you just provide the password to the user that is importing your export file. <text:s/>They will need the password in order to open and import the info.</text:p>
      <text:p text:style-name="P20"/>
      <text:p text:style-name="P20">Alternately, if you run the following it will output the data to the console instead of a file. <text:s/>This time, enter a password when prompted for one.</text:p>
      <text:p text:style-name="P20"/>
      <text:p text:style-name="P16">bee export user &lt;username&gt; --from-keypair --<text:span text:style-name="T20">output-target console</text:span></text:p>
      <text:p text:style-name="P20"/>
      <text:p text:style-name="P20">With the output in the console, you can copy it and paste it to the other user. <text:s/>Perhaps paste it in their Slack channel. <text:s/><text:span text:style-name="T22">And in this case, </text:span>provide them with the password in some way. If you <text:span text:style-name="T22">provide</text:span> it <text:span text:style-name="T22">through some </text:span>public <text:span text:style-name="T22">transport </text:span>outside of your trusted network, you will probably want to use use a password to protect your <text:span text:style-name="T22">public </text:span>keys. <text:s/><text:span text:style-name="T22">However, that is possibly optional, depending on your specific use case.</text:span></text:p>
      <text:p text:style-name="P20"/>
      <text:p text:style-name="P6"><text:span text:style-name="T13">Step </text:span><text:span text:style-name="T20">4</text:span>. <text:span text:style-name="T20">Import the other user’s</text:span> keys <text:span text:style-name="T13">in order </text:span>to <text:span text:style-name="T20">add them to your user store</text:span></text:p>
      <text:p text:style-name="P20">After you supply your exported keys to another user, you will want to import their keys, so you can send them secrets.</text:p>
      <text:p text:style-name="P20"/>
      <text:p text:style-name="P20">To demonstrate this process, we will import your own keys as a user with a different name.</text:p>
      <text:p text:style-name="P20"/>
      <text:p text:style-name="P20">To so, run the following command from the same directory as your export file.</text:p>
      <text:p text:style-name="P20"/>
      <text:p text:style-name="P20">Because the export file was not exported with a password, you will not be prompted to enter a password.</text:p>
      <text:p text:style-name="P20"/>
      <text:p text:style-name="P20"><text:soft-page-break/>When it asks you what name you want to use to import the user info, just press return to use the exported name. <text:s/>This will be your own name. <text:s/>However, because your identity is actually stored as a key pair set in the key pair store, it will not be a conflict to have a user with the same name in the user store.</text:p>
      <text:p text:style-name="P20"/>
      <text:p text:style-name="P20"><text:tab/><text:span text:style-name="T7">bee import --input-file export-user.txt</text:span></text:p>
      <text:p text:style-name="P20"/>
      <text:p text:style-name="P20">Now, lists your users again.</text:p>
      <text:p text:style-name="P20"/>
      <text:p text:style-name="P20"><text:tab/><text:span text:style-name="T7">bee list users</text:span></text:p>
      <text:p text:style-name="P20"/>
      <text:p text:style-name="P20">You should now see a user list with your name.</text:p>
      <text:p text:style-name="P20"/>
      <text:p text:style-name="P20">At this point, you can share files and secret items with that user. <text:s/></text:p>
      <text:p text:style-name="P20"/>
      <text:p text:style-name="P6"><text:span text:style-name="T13">Step </text:span><text:span text:style-name="T20">5</text:span>. <text:span text:style-name="T20">Send a file to the other user</text:span></text:p>
      <text:p text:style-name="P20">We will now send a file to another other user.</text:p>
      <text:p text:style-name="P20"/>
      <text:p text:style-name="P21"><text:span text:style-name="T20">To make this step simply, copy any file you wish into the same directory. <text:s/>We will refer to the file with a name of “</text:span><text:span text:style-name="T9">testfile.txt</text:span><text:span text:style-name="T20">”. <text:s/>You may change the name of </text:span><text:span text:style-name="T22">your</text:span><text:span text:style-name="T20"> file so </text:span><text:span text:style-name="T22">that </text:span><text:span text:style-name="T20">the commands are exact</text:span><text:span text:style-name="T22">ly as provided below,</text:span><text:span text:style-name="T20"> or you may leave </text:span><text:span text:style-name="T22">your file</text:span><text:span text:style-name="T20"> named whatever it is and just substitute the correct name in the commands you will be entering.</text:span></text:p>
      <text:p text:style-name="P20"/>
      <text:p text:style-name="P23"><text:span text:style-name="T20">To encrypt a file for another user, we use the </text:span><text:span text:style-name="T9">bundle</text:span><text:span text:style-name="T20"> command. <text:s/></text:span><text:span text:style-name="T22">We supply the “</text:span><text:span text:style-name="T8">--to</text:span><text:span text:style-name="T22">” flag to tell Bumblebee who the receiving user is so that it knows which keys to use for encrypting the bundle header. <text:s/></text:span></text:p>
      <text:p text:style-name="P27"/>
      <text:p text:style-name="P20"><text:tab/><text:span text:style-name="T8">bee bundle --input-file testfile.txt --to &lt;username&gt;</text:span></text:p>
      <text:p text:style-name="P20"/>
      <text:p text:style-name="P28"><text:span text:style-name="T12">Note</text:span><text:span text:style-name="T22">: If</text:span> you omit the “<text:span text:style-name="T12">--from</text:span>” flag, Bumblebee will use the default key pair identity as the sender. <text:s/>I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12">--from</text:span>” flag, Bumblebee is signing the bundle using the key pair named “<text:span text:style-name="T12">default</text:span>”. <text:s/><text:span text:style-name="T22">You can refer to other docs for further info on multiple identities in the profile, as well as multiple profiles.</text:span></text:p>
      <text:p text:style-name="P23"/>
      <text:p text:style-name="P23"><text:span text:style-name="T22">That will have bundled </text:span><text:span text:style-name="T8">testfile.txt</text:span><text:span text:style-name="T22"> into a new file, </text:span><text:span text:style-name="T8">testfile.bcomb.</text:span></text:p>
      <text:p text:style-name="P23"/>
      <text:p text:style-name="P25"><text:span text:style-name="T16">Note</text:span><text:span text:style-name="T18">: The </text:span><text:span text:style-name="T10">*.bcomb</text:span><text:span text:style-name="T18"> extension refers to the “Bumblebee combined” bundle format. <text:s/>We will not go into the concept of bundles types for now. <text:s/>Just know that the </text:span><text:span text:style-name="T16">combined</text:span><text:span text:style-name="T18"> format means that the two parts of a </text:span><text:span text:style-name="T16">bundle</text:span><text:span text:style-name="T18">, the </text:span><text:span text:style-name="T16">header</text:span><text:span text:style-name="T18"> and the </text:span><text:span text:style-name="T16">payload</text:span><text:span text:style-name="T18">, are contained in the same file (or stream). <text:s/>You can refer to other Bumblebee docs for an explanation of bundle formats. </text:span><text:span text:style-name="T22"><text:s/></text:span></text:p>
      <text:p text:style-name="P24"/>
      <text:p text:style-name="P23"><text:span text:style-name="T22">Now, you can provide the bundled file to the other user. <text:s/>Keep in mind that only the user specified with the “</text:span><text:span text:style-name="T8">--to</text:span><text:span text:style-name="T22">” flag can decrypt the bundle, since they have corresponding private key to the public key in your user store. <text:s/>Not even you can decrypt the new bundle.</text:span></text:p>
      <text:p text:style-name="P22"/>
      <text:p text:style-name="P22">Of course, in this case, you are the other user. <text:s/>Otherwise, you could send this file using whatever mechanism you wish. <text:s/>You could attach it to an email, Slack it to them, etc.</text:p>
      <text:p text:style-name="P22"><text:soft-page-break/></text:p>
      <text:p text:style-name="P7"><text:span text:style-name="T13">Step </text:span><text:span text:style-name="T22">6</text:span>. <text:span text:style-name="T22">Decrypt a bundled file from another user</text:span></text:p>
      <text:p text:style-name="P22">For now, we will just decrypt the bundle using the same user name, but the process is identical.</text:p>
      <text:p text:style-name="P22"/>
      <text:p text:style-name="P22">We can decrypt the bundle to a few different target outputs. <text:s/>For now, we will decrypt the output to a file. <text:s/>If the input source of the bundle was a file, then Bumblebee will include the original file name in the bundle header. <text:s/>When decrypting that bundle to a file, Bumblebee will name the new, decrypted file with the same name as the original file. <text:s/></text:p>
      <text:p text:style-name="P22"/>
      <text:p text:style-name="P23"><text:span text:style-name="T22">To demonstrate this, rename the current test </text:span><text:span text:style-name="T8">testfile.txt</text:span><text:span text:style-name="T22"> to something like </text:span><text:span text:style-name="T8">testfile.original.txt.</text:span></text:p>
      <text:p text:style-name="P22"/>
      <text:p text:style-name="P23"><text:span text:style-name="T22">Now, we use the </text:span><text:span text:style-name="T8">open</text:span><text:span text:style-name="T22"> command to decrypt the bundle.</text:span></text:p>
      <text:p text:style-name="P23"/>
      <text:p text:style-name="P23"><text:tab/><text:span text:style-name="T8">bee open --input-file testfile.bcomb –from &lt;username&gt;</text:span></text:p>
      <text:p text:style-name="P23"/>
      <text:p text:style-name="P28"><text:span text:style-name="T12">Note</text:span><text:span text:style-name="T22">: Similar to the bundle command, in this case, if</text:span> you omit the “<text:span text:style-name="T12">--to</text:span>” flag, Bumblebee will <text:span text:style-name="T22">assume that the </text:span>default key pair identity <text:span text:style-name="T22">is</text:span> the <text:span text:style-name="T22">receiving key pair</text:span>. <text:span text:style-name="T22">The receiver key pair’s private key is used to decrypt the bundle. <text:s/>Again, i</text:span>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12">--to</text:span>” flag, Bumblebee is <text:span text:style-name="T22">decrypting</text:span> the bundle using the <text:span text:style-name="T22">local </text:span>key pair named “<text:span text:style-name="T12">default</text:span>”. <text:s/><text:span text:style-name="T22">You can refer to other docs for further info on multiple identities in the profile, as well as multiple profiles.</text:span></text:p>
      <text:p text:style-name="P23"/>
      <text:p text:style-name="P23"><text:span text:style-name="T22">The </text:span><text:span text:style-name="T8">--from</text:span><text:span text:style-name="T22"> flag tells Bumblebee what signing keys to use to validate the sender’s identity. <text:s/>When you import the other user’s public keys, you import their signing public key as well. <text:s/>When opening a bundle, their public signing key is used to validate that they are the one who signed the bundle internally. <text:s/>Bee does the for you and is why you must supply a </text:span><text:span text:style-name="T8">--from</text:span><text:span text:style-name="T22"> reference. <text:s/>If the user’s public key referenced by the “</text:span><text:span text:style-name="T8">--from</text:span><text:span text:style-name="T22">” flag does not validate correctly with the internally signed structures, then Bumblebee will output an error and will abort decrypting the bundle. <text:s/></text:span></text:p>
      <text:p text:style-name="P23"/>
      <text:p text:style-name="P23"><text:span text:style-name="T22">You should now see a new file with the same name as the original file, </text:span><text:span text:style-name="T8">testfile.txt.</text:span><text:span text:style-name="T22"> <text:s/>You can compare this file to the original file that is now named </text:span><text:span text:style-name="T8">testfile.original.txt</text:span><text:span text:style-name="T22"> using whatever process or compare command or tool you want to use. <text:s/>The two files should be identical.</text:span></text:p>
      <text:p text:style-name="P22"/>
      <text:p text:style-name="P22">What we just walked through is the general pattern for bundling and sharing any files with any user. <text:s/></text:p>
      <text:p text:style-name="P23"/>
      <text:list text:style-name="L1">
        <text:list-item>
          <text:p text:style-name="P31"><text:span text:style-name="T22">Simply run the </text:span><text:span text:style-name="T8">bundle</text:span><text:span text:style-name="T22"> command and create the encrypted bundle for a target receiving user. <text:s/></text:span></text:p>
        </text:list-item>
        <text:list-item>
          <text:p text:style-name="P32">Supply the encrypted bundle to the intended user.</text:p>
        </text:list-item>
        <text:list-item>
          <text:p text:style-name="P32">That user decrypts the bundle with their private keys using the open command. </text:p>
        </text:list-item>
        <text:list-item>
          <text:p text:style-name="P32">Bumblebee validates that your identity was the sending user when it opens the bundle.</text:p>
        </text:list-item>
      </text:list>
      <text:p text:style-name="P22"/>
      <text:p text:style-name="P8">Step 7. <text:s/><text:span text:style-name="T24">Share</text:span> secrets that are not files</text:p>
      <text:p text:style-name="P22">It is possible to send secrets that are not originally stored in a file. <text:s/>There are a few ways to do this. We will focus here on directly entering secrets from the console. <text:s/>You can consult the other docs for doing so in other ways.</text:p>
      <text:p text:style-name="P22"/>
      <text:p text:style-name="P22"><text:soft-page-break/>In this bundle we are going to enter the secret by typing it in. <text:s/>We are also going to write it out to the console, where we will copy and paste it to some system for the other user. <text:s/>They will use the pasted text to decrypt your secret and write it to their console. <text:s/></text:p>
      <text:p text:style-name="P22"/>
      <text:p text:style-name="P22">In so doing, we will share a secret that was never <text:span text:style-name="T11">explicitly</text:span> written to a file. <text:s/>By explicitly, we acknowledge that all operating systems may use files for temporary memory storage any time. <text:s/>So, you may be inadvertently writing data to a file when you don’t mean to. </text:p>
      <text:p text:style-name="P22"/>
      <text:p text:style-name="P23"><text:span text:style-name="T22">To bundle a secret directly from the console, use the “</text:span><text:span text:style-name="T8">--input-source console</text:span><text:span text:style-name="T22">” flag value.</text:span></text:p>
      <text:p text:style-name="P22"/>
      <text:p text:style-name="P23"><text:span text:style-name="T22"><text:tab/></text:span><text:span text:style-name="T8">bee bundle --input-source console --to &lt;username&gt;</text:span></text:p>
      <text:p text:style-name="P22"/>
      <text:p text:style-name="P22">This will provide a prompt to enter text. <text:s/>You enter text, line by line. <text:s/>You stop entering text by pressing return on an empty line, basically entering an empty line.</text:p>
      <text:p text:style-name="P22"/>
      <text:p text:style-name="P22">Once you complete entering text, Bumblebee will use that as the bundle input.</text:p>
      <text:p text:style-name="P22"/>
      <text:p text:style-name="P22">Because we did not provide any output directives, in this case, Bumblebee will default the output to the console as well. <text:s/><text:span text:style-name="T23">Similar to the export output, y</text:span>ou should an output like this, but with different values <text:span text:style-name="T23">than this example</text:span>.</text:p>
      <text:p text:style-name="P22"/>
      <text:p text:style-name="P18">Starting BUNDLE request...</text:p>
      <text:p text:style-name="P18">:start :header+data ============================================</text:p>
      <text:p text:style-name="P18">01b1786b763147f42dfe84957afa232848c3d8ee03d299fce66a89a6613f1f9d</text:p>
      <text:p text:style-name="P18">5c7507e4606990e713611a6603741fce9a823f096ae3d1cb01dec0d938016279</text:p>
      <text:p text:style-name="P18">ee8b1042227315fc569c5063d435a9ffd9c9e70f504275dff87e1ba3eb318e75</text:p>
      <text:p text:style-name="P18">20a901dbf42be47d5e7af420065c60db0b862fdb6129c7158f345624162b70ed</text:p>
      <text:p text:style-name="P18">1a443ad063858aa4df49fc2895390bb971ea2ac74a77673252abf7a4e7e9d85b</text:p>
      <text:p text:style-name="P18">3b07148ec504eff025dd1602ae49b5f5a00b785ba0e2b00b4a505615222c5da3</text:p>
      <text:p text:style-name="P18">e3c0af302f7dceb89e9587b02511a0fbb64e1352ca480a24e9482e016615dfc0</text:p>
      <text:p text:style-name="P18">4cdcb5d87533250eed4243c05aacd103c14c6ea9751b33d16f9031630635fba2</text:p>
      <text:p text:style-name="P18">111d29b56efe7b6a2cd239bfd7647992b3681f748c1d7310ba911fa3174a7e50</text:p>
      <text:p text:style-name="P18">14e7a083952070481be96dddfd940ef7a58b36d0f4d1710d2644d8852236660f</text:p>
      <text:p text:style-name="P18">c3d8f1c938befad058eafd7653736fa21cb26cbfc0ba4eb29b4926307c203724</text:p>
      <text:p text:style-name="P18">b0b7f86c64d279073b174d0aaa255edf006ac27883b1519284f326470168738e</text:p>
      <text:p text:style-name="P18">1062b68b794e73bb695fa4ca51b046ce0d260f4f3b98ed0bc204cab30eec683b</text:p>
      <text:p text:style-name="P18">c8e539f1ddd4168c47b24c460e49ba982b3294c7ba1c1285efc07bfb04e3a56e</text:p>
      <text:p text:style-name="P18">c32c40d461f65a5b1f0ce7c21175d713d654942d1a153bd1cf29c59f2c3892ec</text:p>
      <text:p text:style-name="P18">7aac46eea55b9d8a519938d7a6</text:p>
      <text:p text:style-name="P18">:end ===========================================================</text:p>
      <text:p text:style-name="P18">BUNDLE completed. Bytes written: 493 in 76 milliseconds.</text:p>
      <text:p text:style-name="P22"/>
      <text:p text:style-name="P29">That is a binary safe version of the bundle data.</text:p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39.950404293</meta:creation-date>
    <dc:date>2023-12-01T23:30:47.236845710</dc:date>
    <meta:editing-duration>PT6H32M43S</meta:editing-duration>
    <meta:editing-cycles>10</meta:editing-cycles>
    <meta:generator>LibreOffice/7.5.8.2$MacOSX_AARCH64 LibreOffice_project/f718d63693263970429a68f568db6046aaa9df01</meta:generator>
    <meta:document-statistic meta:table-count="0" meta:image-count="0" meta:object-count="0" meta:page-count="6" meta:paragraph-count="119" meta:word-count="2418" meta:character-count="15156" meta:non-whitespace-character-count="12776"/>
  </office:meta>
</office:document-meta>
</file>